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fa62" officeooo:paragraph-rsid="0003fa62"/>
    </style:style>
    <style:style style:name="P2" style:family="paragraph" style:parent-style-name="Standard">
      <style:paragraph-properties fo:text-align="justify" style:justify-single-word="false"/>
      <style:text-properties officeooo:rsid="0003fa62" officeooo:paragraph-rsid="0003fa62"/>
    </style:style>
    <style:style style:name="P3" style:family="paragraph" style:parent-style-name="Standard">
      <style:paragraph-properties fo:text-align="justify" style:justify-single-word="false"/>
      <style:text-properties officeooo:rsid="000583ce" officeooo:paragraph-rsid="000583ce"/>
    </style:style>
    <style:style style:name="P4" style:family="paragraph" style:parent-style-name="Standard">
      <style:paragraph-properties fo:text-align="justify" style:justify-single-word="false"/>
      <style:text-properties officeooo:rsid="00070457" officeooo:paragraph-rsid="00070457"/>
    </style:style>
    <style:style style:name="P5" style:family="paragraph" style:parent-style-name="Standard">
      <style:paragraph-properties fo:text-align="justify" style:justify-single-word="false"/>
      <style:text-properties officeooo:rsid="0008b6a6" officeooo:paragraph-rsid="0008b6a6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8b6a6" officeooo:paragraph-rsid="0008b6a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92bbb" officeooo:paragraph-rsid="00092bbb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583ce" officeooo:paragraph-rsid="000583ce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08b6a6" officeooo:paragraph-rsid="0008b6a6"/>
    </style:style>
    <style:style style:name="T1" style:family="text">
      <style:text-properties officeooo:rsid="000583ce"/>
    </style:style>
    <style:style style:name="T2" style:family="text">
      <style:text-properties style:font-name="Liberation Serif1" officeooo:rsid="000be6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SA<text:span text:style-name="T2">É</text:span> ÉCONOMIE</text:p>
      <text:p text:style-name="P1"/>
      <text:p text:style-name="P2">Sujet : « empreintes numériques »</text:p>
      <text:p text:style-name="P2"><text:tab/>Choisir une entreprise du numérique, réfléchir à son empreinte numérique et à comment la réduire.</text:p>
      <text:p text:style-name="P2">Groupe de 3 ou 4 :</text:p>
      <text:p text:style-name="P2"><text:tab/>Rendu final de 3 pages (sans page de garde/sommaire/conclusion) à envoyer par mail avant le 6 décembre, un mail par groupe avec comme objet de mail : nom de la classe + membre du groupe et au format PDF.</text:p>
      <text:p text:style-name="P2"/>
      <text:p text:style-name="P2">Présentation orale de 10 + 5 minutes de questions, lors d’une séance en décembre.</text:p>
      <text:p text:style-name="P2">Note finale composée à 50 % du dossier et à 50 % de l’oral. Choix du groupe et des entreprises <text:span text:style-name="T1">à m’envoyer par mail avant le 18 octobre à </text:span><text:a xlink:type="simple" xlink:href="mailto:claire.toure@univ-paris13.fr" text:style-name="Internet_20_link" text:visited-style-name="Visited_20_Internet_20_Link"><text:span text:style-name="T1">claire.toure@univ-paris13.fr</text:span></text:a></text:p>
      <text:p text:style-name="P2"/>
      <text:p text:style-name="P3">Composition du dossier et de la présentation orale :</text:p>
      <text:p text:style-name="P3"><text:tab/>Description de l’entreprise sélectionnée (sa taille, son secteur, son nombre d’employés,sa présence sur les marchés, son modèle économique, ses innovations, etc).</text:p>
      <text:p text:style-name="P3"><text:tab/>Où trouver ces informations ?</text:p>
      <text:list xml:id="list1196790197" text:style-name="L1">
        <text:list-item>
          <text:p text:style-name="P8">Page wikipédia des entreprises</text:p>
        </text:list-item>
        <text:list-item>
          <text:p text:style-name="P8">site internet des entreprises</text:p>
        </text:list-item>
        <text:list-item>
          <text:p text:style-name="P8">articles de presse (latribune.fr/lesechos.fr)</text:p>
        </text:list-item>
        <text:list-item>
          <text:p text:style-name="P8">articles sur sites d’ONG ( multinationales.org)</text:p>
        </text:list-item>
        <text:list-item>
          <text:p text:style-name="P8">livres, articles de recherche…</text:p>
        </text:list-item>
      </text:list>
      <text:p text:style-name="P4">Présentation de l’empreinte écologique de cette dernière</text:p>
      <text:p text:style-name="P4">Formuler des préconisations pour réduire cette empreinte numérique (critiqué celle mise en place et en proposer)</text:p>
      <text:p text:style-name="P5">Faire attention aux règles habituelles de présentation : </text:p>
      <text:list xml:id="list2053396807" text:style-name="L2">
        <text:list-item>
          <text:p text:style-name="P9">Structurer le document écrit et oral : introduction avec annonce du plan, développement avec découpage clair en plusieurs parties, conclusion.</text:p>
        </text:list-item>
      </text:list>
      <text:p text:style-name="P7"/>
      <text:p text:style-name="P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0T09:43:21.784000000</meta:creation-date>
    <dc:date>2023-02-03T20:12:39.852000000</dc:date>
    <meta:editing-duration>PT30M46S</meta:editing-duration>
    <meta:editing-cycles>4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20" meta:word-count="226" meta:character-count="1412" meta:non-whitespace-character-count="1205"/>
  </office:meta>
</office:document-meta>
</file>